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7,801,462,766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5,473,776,59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2,234,973,404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1,050,638,29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3,387,712,766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2,539,468,085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0,749,308,510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8,776,595,74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5,713,271,276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2,938,218,08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5,710,904,25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730,00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8,504,760,638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5,968,723,404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150,159,574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074,813,829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593,510,638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976,196,808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062,898,936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621,010,372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183,776,595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349,202,393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101,861,43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5:47.436017538</dc:date>
    <meta:editing-duration>PT32M</meta:editing-duration>
    <meta:editing-cycles>13</meta:editing-cycles>
    <meta:generator>LibreOffice/7.2.6.2$Linux_X86_64 LibreOffice_project/20$Build-2</meta:generator>
    <meta:document-statistic meta:table-count="1" meta:cell-count="48" meta:object-count="0"/>
  </office:meta>
</office:document-meta>
</file>